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5-08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72536" calcext:value-type="float">
            <text:p>142.9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5-04-2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1592" calcext:value-type="float">
            <text:p>143.8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5-03-12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8416" calcext:value-type="float">
            <text:p>144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5-01-22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1776" calcext:value-type="float">
            <text:p>144.5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4-10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19496" calcext:value-type="float">
            <text:p>145.3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4-08-2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779744" calcext:value-type="float">
            <text:p>145.7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4-05-1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1472" calcext:value-type="float">
            <text:p>146.6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4-02-22 0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03872" calcext:value-type="float">
            <text:p>146.8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3-12-08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07504" calcext:value-type="float">
            <text:p>146.9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3-08-2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05624" calcext:value-type="float">
            <text:p>147.1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3-05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33384" calcext:value-type="float">
            <text:p>148.2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2-11-21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86368" calcext:value-type="float">
            <text:p>148.4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1-08-0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6328" calcext:value-type="float">
            <text:p>148.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14056" calcext:value-type="float">
            <text:p>147.5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103744" calcext:value-type="float">
            <text:p>146.8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260464" calcext:value-type="float">
            <text:p>146.72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0587096774" calcext:value-type="float">
            <text:p>146.650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357496" calcext:value-type="float">
            <text:p>146.5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52317025" calcext:value-type="float">
            <text:p>146.5231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05004413793" calcext:value-type="float">
            <text:p>146.405004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81385806452" calcext:value-type="float">
            <text:p>146.281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25046967742" calcext:value-type="float">
            <text:p>146.22504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473328" calcext:value-type="float">
            <text:p>146.14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2120275" calcext:value-type="float">
            <text:p>146.0212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8266832" calcext:value-type="float">
            <text:p>145.82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661461935484" calcext:value-type="float">
            <text:p>145.661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47315354839" calcext:value-type="float">
            <text:p>145.44731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91277419355" calcext:value-type="float">
            <text:p>145.29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6928258065" calcext:value-type="float">
            <text:p>145.176928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53730064516" calcext:value-type="float">
            <text:p>145.05373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57570580645" calcext:value-type="float">
            <text:p>144.957570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63452137931" calcext:value-type="float">
            <text:p>144.86345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0827096774" calcext:value-type="float">
            <text:p>144.760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5836575" calcext:value-type="float">
            <text:p>144.6583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01656" calcext:value-type="float">
            <text:p>144.5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9028903226" calcext:value-type="float">
            <text:p>144.40902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3609806452" calcext:value-type="float">
            <text:p>144.26360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7433032258" calcext:value-type="float">
            <text:p>144.12743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6716129032" calcext:value-type="float">
            <text:p>143.946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7528" calcext:value-type="float">
            <text:p>143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028516129" calcext:value-type="float">
            <text:p>143.620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2408" calcext:value-type="float">
            <text:p>143.4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9695741936" calcext:value-type="float">
            <text:p>143.279695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5604" calcext:value-type="float">
            <text:p>143.13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8630116129" calcext:value-type="float">
            <text:p>142.98630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0448258065" calcext:value-type="float">
            <text:p>142.860448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28106064516" calcext:value-type="float">
            <text:p>142.72810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76787612903" calcext:value-type="float">
            <text:p>142.57678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51819612903" calcext:value-type="float">
            <text:p>142.451819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5556129032" calcext:value-type="float">
            <text:p>142.285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6146322581" calcext:value-type="float">
            <text:p>142.11614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2144258064" calcext:value-type="float">
            <text:p>141.952144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532645161" calcext:value-type="float">
            <text:p>141.75353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1815225807" calcext:value-type="float">
            <text:p>141.531815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17766967742" calcext:value-type="float">
            <text:p>141.31776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6081428571" calcext:value-type="float">
            <text:p>141.18608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591425" calcext:value-type="float">
            <text:p>141.0459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54071741936" calcext:value-type="float">
            <text:p>140.954071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2036129032" calcext:value-type="float">
            <text:p>140.792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8890064516" calcext:value-type="float">
            <text:p>140.61889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91832" calcext:value-type="float">
            <text:p>140.42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1716" calcext:value-type="float">
            <text:p>140.22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462967742" calcext:value-type="float">
            <text:p>140.02846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2936" calcext:value-type="float">
            <text:p>139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33894451613" calcext:value-type="float">
            <text:p>139.633894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0777290323" calcext:value-type="float">
            <text:p>139.47077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0679225806" calcext:value-type="float">
            <text:p>139.300679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34052965517" calcext:value-type="float">
            <text:p>139.134052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90963096774" calcext:value-type="float">
            <text:p>138.99096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9199225807" calcext:value-type="float">
            <text:p>138.889199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11144" calcext:value-type="float">
            <text:p>138.76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4389975" calcext:value-type="float">
            <text:p>138.6438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312952" calcext:value-type="float">
            <text:p>138.53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1625225" calcext:value-type="float">
            <text:p>138.4162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64064258065" calcext:value-type="float">
            <text:p>138.26406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990888" calcext:value-type="float">
            <text:p>138.09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47465548387" calcext:value-type="float">
            <text:p>137.94746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42456" calcext:value-type="float">
            <text:p>137.80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17745" calcext:value-type="float">
            <text:p>137.6417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13568" calcext:value-type="float">
            <text:p>137.5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2856774194" calcext:value-type="float">
            <text:p>137.402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5517419355" calcext:value-type="float">
            <text:p>137.305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2972645161" calcext:value-type="float">
            <text:p>137.27297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4707870968" calcext:value-type="float">
            <text:p>137.194707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905056" calcext:value-type="float">
            <text:p>137.09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4158709677" calcext:value-type="float">
            <text:p>137.004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982683871" calcext:value-type="float">
            <text:p>136.92982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4315096774" calcext:value-type="float">
            <text:p>136.854315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8826580645" calcext:value-type="float">
            <text:p>136.71882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1793806452" calcext:value-type="float">
            <text:p>136.591793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9017806452" calcext:value-type="float">
            <text:p>136.479017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0162285714" calcext:value-type="float">
            <text:p>136.39016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32222193548" calcext:value-type="float">
            <text:p>136.332222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932225" calcext:value-type="float">
            <text:p>136.3093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08704" calcext:value-type="float">
            <text:p>136.30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9463483871" calcext:value-type="float">
            <text:p>136.2594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2204" calcext:value-type="float">
            <text:p>136.25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62433142857" calcext:value-type="float">
            <text:p>136.162433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8173935484" calcext:value-type="float">
            <text:p>136.11817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2986064516" calcext:value-type="float">
            <text:p>136.05298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261475" calcext:value-type="float">
            <text:p>135.9826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80288" calcext:value-type="float">
            <text:p>135.96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5852" calcext:value-type="float">
            <text:p>135.97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9894571429" calcext:value-type="float">
            <text:p>135.98989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2546580645" calcext:value-type="float">
            <text:p>136.00254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357725" calcext:value-type="float">
            <text:p>136.0635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50008" calcext:value-type="float">
            <text:p>136.12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610916129" calcext:value-type="float">
            <text:p>136.11610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21256" calcext:value-type="float">
            <text:p>136.0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7832774194" calcext:value-type="float">
            <text:p>136.06783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5386322581" calcext:value-type="float">
            <text:p>136.03538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7880727273" calcext:value-type="float">
            <text:p>135.997880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4224" calcext:value-type="float">
            <text:p>135.9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1101714286" calcext:value-type="float">
            <text:p>135.851101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00493677419" calcext:value-type="float">
            <text:p>135.80049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18787612903" calcext:value-type="float">
            <text:p>135.71878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9932903226" calcext:value-type="float">
            <text:p>135.639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56115" calcext:value-type="float">
            <text:p>135.5756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872576" calcext:value-type="float">
            <text:p>135.48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9279741936" calcext:value-type="float">
            <text:p>135.37927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500125" calcext:value-type="float">
            <text:p>135.2650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19192" calcext:value-type="float">
            <text:p>135.14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79265" calcext:value-type="float">
            <text:p>135.0479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97656" calcext:value-type="float">
            <text:p>134.97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105475" calcext:value-type="float">
            <text:p>134.9310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6612571429" calcext:value-type="float">
            <text:p>134.876612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23068903226" calcext:value-type="float">
            <text:p>134.82306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7795" calcext:value-type="float">
            <text:p>134.757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382" calcext:value-type="float">
            <text:p>134.7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5371096774" calcext:value-type="float">
            <text:p>134.63537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74576" calcext:value-type="float">
            <text:p>134.54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299125" calcext:value-type="float">
            <text:p>134.4229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3560128" calcext:value-type="float">
            <text:p>134.335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11217655172" calcext:value-type="float">
            <text:p>134.211217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7809" calcext:value-type="float">
            <text:p>134.1078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26784" calcext:value-type="float">
            <text:p>134.00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7598967742" calcext:value-type="float">
            <text:p>133.877598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3033714286" calcext:value-type="float">
            <text:p>133.783033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8709" calcext:value-type="float">
            <text:p>133.6887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3938322581" calcext:value-type="float">
            <text:p>133.593938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105032258" calcext:value-type="float">
            <text:p>133.502105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0919483871" calcext:value-type="float">
            <text:p>133.4309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80112" calcext:value-type="float">
            <text:p>133.3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7443870968" calcext:value-type="float">
            <text:p>133.177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6952516129" calcext:value-type="float">
            <text:p>133.0069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436256" calcext:value-type="float">
            <text:p>132.8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5958193548" calcext:value-type="float">
            <text:p>132.69595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604516129" calcext:value-type="float">
            <text:p>132.556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15443870968" calcext:value-type="float">
            <text:p>132.415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8687428571" calcext:value-type="float">
            <text:p>132.318687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672175" calcext:value-type="float">
            <text:p>132.2667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7954322581" calcext:value-type="float">
            <text:p>132.19795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809316129" calcext:value-type="float">
            <text:p>132.17809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4628903226" calcext:value-type="float">
            <text:p>132.06462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1262967742" calcext:value-type="float">
            <text:p>131.95126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39568516129" calcext:value-type="float">
            <text:p>131.8395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123" calcext:value-type="float">
            <text:p>131.761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92744" calcext:value-type="float">
            <text:p>131.65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400595" calcext:value-type="float">
            <text:p>131.5400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2808" calcext:value-type="float">
            <text:p>131.4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489225" calcext:value-type="float">
            <text:p>131.3448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4417103448" calcext:value-type="float">
            <text:p>131.274417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7354322581" calcext:value-type="float">
            <text:p>131.20735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5763870968" calcext:value-type="float">
            <text:p>131.165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02" calcext:value-type="float">
            <text:p>131.1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10408258065" calcext:value-type="float">
            <text:p>131.110408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61616" calcext:value-type="float">
            <text:p>131.0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9032" calcext:value-type="float">
            <text:p>130.9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13179096774" calcext:value-type="float">
            <text:p>130.813179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1698580645" calcext:value-type="float">
            <text:p>130.741698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92" calcext:value-type="float">
            <text:p>130.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1311649060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8928" calcext:value-type="float">
            <text:p>130.8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4" meta:object-count="0"/>
    <meta:user-defined meta:name="AppVersion">3.0</meta:user-defined>
  </office:meta>
</office:document-meta>
</file>